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4.15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7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37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7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9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7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1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7.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18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26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12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58.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27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4.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8.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9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9.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8.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.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2.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1.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5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7.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2.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8.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8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2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9.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5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5.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1.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9.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9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.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8.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2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20.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.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5.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5.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9.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9.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43.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26.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.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53.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8.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4.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2.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8.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20.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36.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0.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47.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2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7.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8.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2.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83.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76.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4.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27.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.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.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.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.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.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27.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22.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8.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.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.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5.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7.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8.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1.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8.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8.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8.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9.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58.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9.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9.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42.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24.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5.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96.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53.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8.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1.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.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4.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8.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2.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9.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1.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.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3.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15.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73.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44.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32.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8.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6.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9.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8.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4.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.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23.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46.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8.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.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21.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24.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5.6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7.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9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9.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42.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3.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7.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3.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8.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.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1.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1.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1.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20.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6.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1.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.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61.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.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.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1.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25.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5.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48.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57.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3.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4.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49.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33.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0.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9.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.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3.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2.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4.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.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27.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31.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2.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31.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5.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2.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1.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.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9.6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8.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9.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.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.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6.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9.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.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9.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.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4.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.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5.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8.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9.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3.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3.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.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.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3.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34.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.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38.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8.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.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5.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74.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28.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.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.8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28.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41.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.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2.6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1.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7.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44.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.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5.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1.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44.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0.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8.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7.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21.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.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5.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5.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2.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1.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.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14.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9.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2.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8.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68.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6.8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.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.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38.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8.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0.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3.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45.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.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9.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1.4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6.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4.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8.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9.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.7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5.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2.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2.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5.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7.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.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9.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.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2.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2.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4.7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4.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2.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.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2.9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4.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9.3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5.8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.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5.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5.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5.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8.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2.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9.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5.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8.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38.6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.8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46.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47.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40.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.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88.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4.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5.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7.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9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20.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.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5.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.9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9.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7.9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1.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7.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8.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2.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2.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1.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.8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5.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4.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9.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7.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4.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3.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.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5.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4.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9.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10.6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7.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5.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.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7.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3.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6.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87.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1.8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2.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7.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6.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.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19.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.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31.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.5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.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5.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8.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1.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2.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.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5.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1.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84.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5.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7.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17.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5.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8.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5.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5.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.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2.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5.04</text:p>
          </table:table-cell>
        </table:table-row>
      </table:table>
      <table:table table:name="Pivot Table_charcot" table:style-name="ta1">
        <table:table-column table:style-name="co13" table:default-cell-style-name="ce3"/>
        <table:table-column table:style-name="co13" table:default-cell-style-name="ce7"/>
        <table:table-column table:style-name="co13" table:default-cell-style-name="ce10"/>
        <table:table-row table:style-name="ro1">
          <table:table-cell table:style-name="ce1" office:value-type="string" calcext:value-type="string">
            <text:p>pattern</text:p>
          </table:table-cell>
          <table:table-cell table:style-name="ce5" office:value-type="string" calcext:value-type="string">
            <text:p>Count - #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formula="of:=([.$B2]/[.$B$8])*100" office:value-type="float" office:value="30.1397205588822" calcext:value-type="float">
            <text:p>30,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B3]/[.$B$8])*100" office:value-type="float" office:value="52.0958083832335" calcext:value-type="float">
            <text:p>52,1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B4]/[.$B$8])*100" office:value-type="float" office:value="14.5708582834331" calcext:value-type="float">
            <text:p>14,57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B5]/[.$B$8])*100" office:value-type="float" office:value="0.598802395209581" calcext:value-type="float">
            <text:p>0,6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B6]/[.$B$8])*100" office:value-type="float" office:value="2.39520958083832" calcext:value-type="float">
            <text:p>2,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formula="of:=([.$B7]/[.$B$8])*100" office:value-type="float" office:value="0.199600798403194" calcext:value-type="float">
            <text:p>0,2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1" calcext:value-type="float">
            <text:p>501</text:p>
          </table:table-cell>
          <table:table-cell table:formula="of:=([.$B8]/[.$B$8])*100" office:value-type="float" office:value="100" calcext:value-type="float">
            <text:p>100,00</text:p>
          </table:table-cell>
        </table:table-row>
      </table:table>
      <table:table table:name="Pivot Table_charcot_autres_chart" table:style-name="ta1">
        <table:shapes>
          <draw:frame draw:z-index="0" draw:style-name="gr1" draw:text-style-name="P1" svg:width="15.999cm" svg:height="8.999cm" svg:x="11.209cm" svg:y="5.562cm">
            <draw:object draw:notify-on-update-of-ranges="'Pivot Table_charcot_autres_chart'.C1:'Pivot Table_charcot_autres_chart'.C1 'Pivot Table_charcot_autres_chart'.C2:'Pivot Table_charcot_autres_chart'.C9 'Pivot Table_charcot_autres_chart'.D1:'Pivot Table_charcot_autres_chart'.D1 'Pivot Table_charcot_autres_chart'.D2:'Pivot Table_charcot_autres_chart'.D9 'Pivot Table_charcot_autres_chart'.F1:'Pivot Table_charcot_autres_chart'.F1 'Pivot Table_charcot_autres_chart'.F2:'Pivot Table_charcot_autres_chart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3" table:default-cell-style-name="ce3"/>
        <table:table-column table:style-name="co13" table:default-cell-style-name="ce7"/>
        <table:table-column table:style-name="co13" table:default-cell-style-name="ce10"/>
        <table:table-column table:style-name="co13" table:default-cell-style-name="ce7"/>
        <table:table-column table:style-name="co13" table:default-cell-style-name="ce3"/>
        <table:table-column table:style-name="co13" table:default-cell-style-name="ce10"/>
        <table:table-row table:style-name="ro1">
          <table:table-cell table:style-name="ce1" office:value-type="string" calcext:value-type="string">
            <text:p>pattern</text:p>
          </table:table-cell>
          <table:table-cell table:style-name="ce5" office:value-type="string" calcext:value-type="string">
            <text:p>Count - #</text:p>
          </table:table-cell>
          <table:table-cell table:style-name="Default" office:value-type="string" calcext:value-type="string">
            <text:p>Motif POS</text:p>
          </table:table-cell>
          <table:table-cell table:style-name="Default" office:value-type="string" calcext:value-type="string">
            <text:p>Charcot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Autres</text:p>
          </table:table-cell>
          <table:table-cell table:style-name="Default"/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formula="of:=([.$D2]/[.$D$10])*100" office:value-type="float" office:value="30.1397205588822" calcext:value-type="float">
            <text:p>30,14</text:p>
          </table:table-cell>
          <table:table-cell table:style-name="ce6" office:value-type="float" office:value="139" calcext:value-type="float">
            <text:p>139</text:p>
          </table:table-cell>
          <table:table-cell table:style-name="ce2" office:value-type="string" calcext:value-type="string">
            <text:p>A</text:p>
          </table:table-cell>
          <table:table-cell table:formula="of:=([.$F2]/[.$F$10])*100" office:value-type="float" office:value="27.6892430278884" calcext:value-type="float">
            <text:p>27,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D3]/[.$D$10])*100" office:value-type="float" office:value="52.0958083832335" calcext:value-type="float">
            <text:p>52,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</text:p>
          </table:table-cell>
          <table:table-cell table:formula="of:=([.$F3]/[.$F$10])*100" office:value-type="float" office:value="49.203187250996" calcext:value-type="float">
            <text:p>49,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D4]/[.$D$10])*100" office:value-type="float" office:value="14.5708582834331" calcext:value-type="float">
            <text:p>14,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table:formula="of:=([.$F4]/[.$F$10])*100" office:value-type="float" office:value="19.7211155378486" calcext:value-type="float">
            <text:p>19,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D5]/[.$D$10])*100" office:value-type="float" office:value="0.598802395209581" calcext:value-type="float">
            <text:p>0,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A A</text:p>
          </table:table-cell>
          <table:table-cell table:formula="of:=([.$F5]/[.$F$10])*100" office:value-type="float" office:value="0.199203187250996" calcext:value-type="float">
            <text:p>0,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D6]/[.$D$10])*100" office:value-type="float" office:value="2.39520958083832" calcext:value-type="float">
            <text:p>2,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P N</text:p>
          </table:table-cell>
          <table:table-cell table:formula="of:=([.$F6]/[.$F$10])*100" office:value-type="float" office:value="1.59362549800797" calcext:value-type="float">
            <text:p>1,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([.$D7]/[.$D$10])*100" office:value-type="float" office:value="0.199600798403194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formula="of:=([.$F7]/[.$F$10])*100" office:value-type="float" office:value="0.597609561752988" calcext:value-type="float">
            <text:p>0,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P N A</text:p>
          </table:table-cell>
          <table:table-cell table:style-name="Default" office:value-type="float" office:value="0" calcext:value-type="float">
            <text:p>0</text:p>
          </table:table-cell>
          <table:table-cell table:formula="of:=([.$D8]/[.$D$10])*100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P N A</text:p>
          </table:table-cell>
          <table:table-cell table:formula="of:=([.$F8]/[.$F$10])*100" office:value-type="float" office:value="0.796812749003984" calcext:value-type="float">
            <text:p>0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N</text:p>
          </table:table-cell>
          <table:table-cell table:style-name="Default" office:value-type="float" office:value="0" calcext:value-type="float">
            <text:p>0</text:p>
          </table:table-cell>
          <table:table-cell table:formula="of:=([.$D9]/[.$D$10])*100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N</text:p>
          </table:table-cell>
          <table:table-cell table:formula="of:=([.$F9]/[.$F$10])*100" office:value-type="float" office:value="0.199203187250996" calcext:value-type="float">
            <text:p>0,2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otal Result</text:p>
          </table:table-cell>
          <table:table-cell table:style-name="ce9" table:formula="of:=SUM([.D2:.D9])" office:value-type="float" office:value="501" calcext:value-type="float">
            <text:p>501</text:p>
          </table:table-cell>
          <table:table-cell table:formula="of:=([.$D10]/[.$D$10])*100" office:value-type="float" office:value="100" calcext:value-type="float">
            <text:p>100,00</text:p>
          </table:table-cell>
          <table:table-cell table:style-name="Default" table:formula="of:=SUM([.F2:.F9])" office:value-type="float" office:value="502" calcext:value-type="float">
            <text:p>502</text:p>
          </table:table-cell>
          <table:table-cell table:style-name="Default"/>
          <table:table-cell table:formula="of:=([.$F10]/[.$F$10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charcot_analyses.A1:charcot_analyses.M502" table:display-filter-buttons="true"/>
        <table:database-range table:name="__Anonymous_Sheet_DB__1" table:target-range-address="'Pivot Table_charcot'.A1:'Pivot Table_charcot'.B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charcot_autres_chart'.A1:'Pivot Table_charcot_autres_chart'.F9" table:contains-header="false"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harcot_autres_chart'.A1:'Pivot Table_charcot_autres_chart'.B8" table:buttons="'Pivot Table_charcot_autres_chart'.A1" table:show-filter-button="false" table:drill-down-on-double-click="false">
          <table:source-cell-range table:cell-range-address="charcot_analyses.A1:charcot_analyses.M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charcot'.A1:'Pivot Table_charcot'.B8" table:buttons="'Pivot Table_charcot'.A1" table:show-filter-button="false" table:drill-down-on-double-click="false">
          <table:source-cell-range table:cell-range-address="charcot_analyses.A1:charcot_analyses.M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8:38:39.817874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7-16T17:05:29.536750138</dc:date>
    <dc:creator>Ljudmila Petkovic</dc:creator>
    <meta:editing-duration>P3DT22H16M15S</meta:editing-duration>
    <meta:editing-cycles>9</meta:editing-cycles>
    <meta:document-statistic meta:table-count="3" meta:cell-count="66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84cm" svg:y="3.949cm" style:legend-expansion="high" chart:style-name="ch2"/>
        <chart:plot-area chart:style-name="ch3" table:cell-range-address="'Pivot Table_charcot_autres_chart'.C1:'Pivot Table_charcot_autres_chart'.D9 'Pivot Table_charcot_autres_chart'.F1:'Pivot Table_charcot_autres_chart'.F9" chart:data-source-has-labels="both" svg:x="1.301cm" svg:y="0.18cm" svg:width="12.363cm" svg:height="7.689cm">
          <chart:coordinate-region svg:x="2.153cm" svg:y="0.381cm" svg:width="11.511cm" svg:height="6.838cm"/>
          <chart:axis chart:dimension="x" chart:name="primary-x" chart:style-name="ch4" chartooo:axis-type="auto">
            <chartooo:date-scale/>
            <chart:title svg:x="6.696cm" svg:y="8.049cm" chart:style-name="ch5">
              <text:p><text:span text:style-name="T1">Motif POS</text:span></text:p>
            </chart:title>
            <chart:categories table:cell-range-address="'Pivot Table_charcot_autres_chart'.C2:'Pivot Table_charcot_autres_chart'.C9"/>
          </chart:axis>
          <chart:axis chart:dimension="y" chart:name="primary-y" chart:style-name="ch6">
            <chart:title svg:x="0.451cm" svg:y="4.57cm" chart:style-name="ch7">
              <text:p><text:span text:style-name="T1">Effectif</text:span></text:p>
            </chart:title>
            <chart:grid chart:style-name="ch8" chart:class="major"/>
          </chart:axis>
          <chart:series chart:style-name="ch9" chart:values-cell-range-address="'Pivot Table_charcot_autres_chart'.D2:'Pivot Table_charcot_autres_chart'.D9" chart:label-cell-address="'Pivot Table_charcot_autres_chart'.D1:'Pivot Table_charcot_autres_chart'.D1" chart:class="chart:bar">
            <chart:data-point chart:repeated="8"/>
          </chart:series>
          <chart:series chart:style-name="ch10" chart:values-cell-range-address="'Pivot Table_charcot_autres_chart'.F2:'Pivot Table_charcot_autres_chart'.F9" chart:label-cell-address="'Pivot Table_charcot_autres_chart'.F1:'Pivot Table_charcot_autres_chart'.F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cot</text:p>
                <draw:g>
                  <svg:desc>'Pivot Table_charcot_autres_chart'.D1:'Pivot Table_charcot_autres_chart'.D1</svg:desc>
                </draw:g>
              </table:table-cell>
              <table:table-cell office:value-type="string">
                <text:p>Autres</text:p>
                <draw:g>
                  <svg:desc>'Pivot Table_charcot_autres_chart'.F1:'Pivot Table_charcot_autres_char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Pivot Table_charcot_autres_chart'.C2:'Pivot Table_charcot_autres_chart'.C9</svg:desc>
                </draw:g>
              </table:table-cell>
              <table:table-cell office:value-type="float" office:value="151">
                <text:p>151</text:p>
                <draw:g>
                  <svg:desc>'Pivot Table_charcot_autres_chart'.D2:'Pivot Table_charcot_autres_chart'.D9</svg:desc>
                </draw:g>
              </table:table-cell>
              <table:table-cell office:value-type="float" office:value="139">
                <text:p>139</text:p>
                <draw:g>
                  <svg:desc>'Pivot Table_charcot_autres_chart'.F2:'Pivot Table_charcot_autres_chart'.F9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P N A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 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